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1945in" fo:margin-bottom="0.1945in" loext:contextual-spacing="false" fo:text-align="start" style:justify-single-word="false" fo:text-indent="0in" style:auto-text-indent="false"/>
    </style:style>
    <style:style style:name="P2" style:family="paragraph" style:parent-style-name="Title" style:master-page-name="Standard">
      <style:paragraph-properties style:page-number="auto"/>
      <style:text-properties officeooo:paragraph-rsid="0011facd"/>
    </style:style>
    <style:style style:name="P3" style:family="paragraph" style:parent-style-name="Resume">
      <style:text-properties officeooo:rsid="0011facd" officeooo:paragraph-rsid="0011facd"/>
    </style:style>
    <style:style style:name="T1" style:family="text">
      <style:text-properties fo:color="#0000ff" style:text-underline-style="solid" style:text-underline-width="auto" style:text-underline-color="font-color"/>
    </style:style>
    <style:style style:name="T2" style:family="text">
      <style:text-properties fo:language="en" fo:country="GB"/>
    </style:style>
    <style:style style:name="T3" style:family="text">
      <style:text-properties officeooo:rsid="0011facd"/>
    </style:style>
    <style:style style:name="T4" style:family="text">
      <style:text-properties fo:font-style="italic" style:font-style-asian="italic" style:font-style-complex="italic"/>
    </style:style>
    <style:style style:name="T5" style:family="text">
      <style:text-properties fo:font-style="italic" officeooo:rsid="0011facd"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3">Sanders L.(dir.), 2017, </text:span><text:span text:style-name="T5">Peupler la Terre. De la préhistoire a l’ère des métropoles</text:span><text:span text:style-name="T3">, Tours, PUFR, <text:s/>528p.</text:span></text:h>
      <text:p text:style-name="P3">This book is the outcome of an interdisciplinary research project with the ambition of understanding transitions of human settlements.</text:p>
      <text:p text:style-name="P1">Donec et nisi at leo rhoncus facilisis. <text:span text:style-name="T2">Donec at urna. Sed commodo dolor vitae leo. </text:span></text:p>
      <text:p text:style-name="P1">Phasellus ultricies congue sem. Nulla malesuada sem. Suspendisse potenti. Duis mattis. Sed dictum iaculis tortor. Duis aliquet, pede sit amet tincidunt scelerisque, diam pede tristique metus, et dignissim nisl nulla eget tortor. Phasellus sagittis felis ac tellus. Suspendisse ac nisi. Maecenas vitae augue. Aenean aliquet massa a el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loext: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loext: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loext: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Description_20_Auteur">
      <style:paragraph-properties fo:margin-left="0.3937in" fo:margin-right="0.3937in" fo:margin-top="0.0835in" fo:margin-bottom="0.0835in" loext:contextual-spacing="false" fo:text-indent="0in" style:auto-text-indent="false"/>
      <style:text-properties fo:color="#000080" style:font-name="Courier New" fo:font-family="'Courier New'" style:font-family-generic="modern" fo:font-size="10pt" style:font-size-asian="10pt" style:font-name-complex="Courier New" style:font-family-complex="'Courier New'" style:font-family-generic-complex="modern"/>
    </style:style>
    <style:style style:name="Description_20_Auteur" style:display-name="Description Auteur" style:family="paragraph" style:parent-style-name="Auteur"/>
    <style:style style:name="Title" style:family="paragraph" style:next-style-name="Subtitle" style:default-outline-level="1" style:list-style-name="" style:class="chapter">
      <style:paragraph-properties fo:margin-left="0.3937in" fo:margin-right="0.3937in" fo:margin-top="0.0835in" fo:margin-bottom="0.0835in" loext:contextual-spacing="false" fo:text-align="justify" style:justify-single-word="false" fo:orphans="2" fo:widows="2" fo:text-indent="0in" style:auto-text-indent="false"/>
      <style:text-properties fo:color="#000080" style:font-name="Courier New" fo:font-family="'Courier New'" style:font-family-generic="modern" fo:font-size="12pt" fo:language="fr" fo:country="FR" style:letter-kerning="tru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Subtitle" style:family="paragraph" style:parent-style-name="Title" style:next-style-name="Auteur" style:default-outline-level="2" style:list-style-name="" style:class="chapter">
      <style:text-properties fo:font-size="10pt" style:font-size-asian="10pt"/>
    </style:style>
    <style:style style:name="Resume" style:family="paragraph" style:parent-style-name="Auteur" style:next-style-name="Mots_20_Cles"/>
    <style:style style:name="Abstract" style:family="paragraph" style:parent-style-name="Resume" style:next-style-name="keywords"/>
    <style:style style:name="Mots_20_Cles" style:display-name="Mots Cles" style:family="paragraph" style:parent-style-name="Title">
      <style:text-properties fo:font-size="10pt" style:font-size-asian="10pt"/>
    </style:style>
    <style:style style:name="keywords" style:family="paragraph" style:parent-style-name="Mots_20_Cles"/>
    <style:style style:name="Riassunto" style:family="paragraph" style:parent-style-name="Resume" style:next-style-name="Zusammenfassung"/>
    <style:style style:name="Zusammenfassung" style:family="paragraph" style:parent-style-name="Resume" style:next-style-name="Standard"/>
    <style:style style:name="Annexe" style:family="paragraph" style:parent-style-name="Standard"/>
    <style:style style:name="Notice_20_Biblio" style:display-name="Notice Biblio" style:family="paragraph" style:parent-style-name="Mots_20_Cles"/>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loext:contextual-spacing="false" fo:text-indent="0.1972in" style:auto-text-indent="false"/>
    </style:style>
    <style:style style:name="resume" style:family="paragraph" style:parent-style-name="Standard">
      <style:paragraph-properties fo:margin-left="0in" fo:margin-right="0in" fo:margin-top="0.1945in" fo:margin-bottom="0.1945in" loext:contextual-spacing="false" fo:text-align="start" style:justify-single-word="false" fo:text-indent="0in" style:auto-text-indent="false"/>
    </style:style>
    <style:style style:name="Erratum" style:family="paragraph" style:parent-style-name="NDLR"/>
    <style:style style:name="Separateur" style:family="paragraph" style:parent-style-name="Standard" style:next-style-name="Standard">
      <style:paragraph-properties fo:text-align="center" style:justify-single-word="false"/>
    </style:style>
    <style:style style:name="Titre_20_oeuvre" style:display-name="Titre oeuvre" style:family="paragraph" style:next-style-name="Auteur_20_oeuvre">
      <style:paragraph-properties fo:margin-left="0.3937in" fo:margin-right="0.3937in" fo:orphans="2" fo:widows="2" fo:text-indent="0in" style:auto-text-indent="false"/>
      <style:text-properties fo:color="#800080"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Courier New" style:font-family-complex="'Courier New'" style:font-family-generic-complex="modern" style:font-size-complex="13pt" style:language-complex="ar" style:country-complex="SA"/>
    </style:style>
    <style:style style:name="Auteur_20_oeuvre" style:display-name="Auteur oeuvre" style:family="paragraph" style:parent-style-name="Titre_20_oeuvre" style:next-style-name="Notice_20_Biblio_20_oeuvre"/>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Surtitre" style:family="paragraph" style:parent-style-name="Subtitle" style:next-style-name="Title"/>
    <style:style style:name="Droits_20_Auteur" style:display-name="Droits Auteur" style:family="paragraph" style:parent-style-name="Mots_20_Cles"/>
    <style:style style:name="Datepubli" style:family="paragraph" style:parent-style-name="Mots_20_Cles" style:next-style-name="Pagination"/>
    <style:style style:name="Datepublipapier" style:family="paragraph" style:parent-style-name="Mots_20_Cles" style:next-style-name="Datepubli"/>
    <style:style style:name="motscles" style:family="paragraph" style:parent-style-name="Standard">
      <style:paragraph-properties fo:margin-left="0in" fo:margin-right="0in" fo:margin-top="0.1945in" fo:margin-bottom="0.1945in" loext:contextual-spacing="false" fo:text-align="start" style:justify-single-word="false" fo:text-indent="0in" style:auto-text-indent="false"/>
    </style:style>
    <style:style style:name="Themes"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loext: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Reponse"/>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1972in" style:auto-text-indent="false"/>
    </style:style>
    <style:style style:name="NDLA" style:family="paragraph" style:parent-style-name="Standard">
      <style:paragraph-properties fo:margin-left="0.3937in" fo:margin-right="0.3937in" fo:margin-top="0.028in" fo:margin-bottom="0.028in" loext:contextual-spacing="false" fo:text-indent="0.1972in" style:auto-text-indent="false"/>
    </style:style>
    <style:style style:name="Code" style:family="paragraph" style:parent-style-name="Standard">
      <style:paragraph-properties fo:margin-left="0.7874in" fo:margin-right="0.7874in" fo:margin-top="0.028in" fo:margin-bottom="0.028in" loext:contextual-spacing="false" fo:text-indent="0.1972in" style:auto-text-indent="false"/>
      <style:text-properties style:font-name="Verdana" fo:font-family="Verdana" style:font-family-generic="swiss" style:font-pitch="variable" fo:font-size="10pt" style:font-size-asian="10pt" style:font-name-complex="Verdana" style:font-family-complex="Verdana" style:font-family-generic-complex="swiss" style:font-pitch-complex="variable"/>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text-properties fo:language="it" fo:country="IT"/>
    </style:style>
    <style:style style:name="Titulo_20__28_es_29_" style:display-name="Titulo (es)" style:family="paragraph" style:parent-style-name="Titres_20_traduits" style:next-style-name="Auteur">
      <style:text-properties fo:language="es" fo:country="ES"/>
    </style:style>
    <style:style style:name="Titel_20__28_de_29_" style:display-name="Titel (de)" style:family="paragraph" style:parent-style-name="Titres_20_traduits" style:next-style-name="Auteur">
      <style:text-properties fo:language="de" fo:country="DE"/>
    </style:style>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ndla" style:family="paragraph" style:parent-style-name="Standard">
      <style:paragraph-properties fo:margin-left="0in" fo:margin-right="0in" fo:margin-top="0.1945in" fo:margin-bottom="0.1945in" loext:contextual-spacing="false" fo:text-align="start" style:justify-single-word="false" fo:text-indent="0in" style:auto-text-indent="false"/>
    </style:style>
    <style:style style:name="motsclespt" style:family="paragraph" style:parent-style-name="Standard" style:default-outline-level="1" style:list-style-name="">
      <style:paragraph-properties fo:margin-left="0.3937in" fo:margin-right="0.3937in" fo:margin-top="0.0835in" fo:margin-bottom="0.0835in" loext:contextual-spacing="false" fo:text-indent="0in" style:auto-text-indent="false"/>
      <style:text-properties fo:color="#000080" style:font-name="Courier New" fo:font-family="'Courier New'" style:font-family-generic="modern" fo:font-size="10pt" style:letter-kerning="true" style:font-size-asian="10pt" style:font-name-complex="Arial" style:font-family-complex="Arial" style:font-family-generic-complex="swiss" style:font-pitch-complex="variable"/>
    </style:style>
    <style:style style:name="resumo" style:family="paragraph" style:parent-style-name="Standard">
      <style:paragraph-properties fo:margin-left="0.3937in" fo:margin-right="0.3937in" fo:margin-top="0.0835in" fo:margin-bottom="0.0835in" loext:contextual-spacing="false" fo:text-indent="0in" style:auto-text-indent="false"/>
      <style:text-properties fo:color="#000080" style:font-name="Courier New" fo:font-family="'Courier New'" style:font-family-generic="modern" fo:font-size="10pt" style:font-size-asian="10pt" style:font-name-complex="Courier New" style:font-family-complex="'Courier New'" style:font-family-generic-complex="modern"/>
    </style:style>
    <style:style style:name="Titre_20__28_pt_29_" style:display-name="Titre (pt)" style:family="paragraph" style:parent-style-name="Standard" style:default-outline-level="1" style:list-style-name="">
      <style:paragraph-properties fo:margin-left="0.3937in" fo:margin-right="0.3937in" fo:margin-top="0.0835in" fo:margin-bottom="0.0835in" loext:contextual-spacing="false" fo:text-indent="0in" style:auto-text-indent="false"/>
      <style:text-properties fo:color="#000080" style:font-name="Courier New" fo:font-family="'Courier New'" style:font-family-generic="modern" fo:language="pt" fo:country="PT" style:letter-kerning="true" style:font-name-complex="Arial" style:font-family-complex="Arial" style:font-family-generic-complex="swiss" style:font-pitch-complex="variable"/>
    </style:style>
    <style:style style:name="chaires" style:family="paragraph" style:parent-style-name="Mots_20_Cles"/>
    <style:style style:name="motsclestr" style:family="paragraph" style:parent-style-name="Mots_20_Cles">
      <style:text-properties fo:language="tr" fo:country="TR"/>
    </style:style>
    <style:style style:name="resumear" style:family="paragraph" style:parent-style-name="Standard">
      <style:paragraph-properties fo:margin-left="0.3937in" fo:margin-right="0.3937in" fo:margin-top="0.0835in" fo:margin-bottom="0.0835in" loext:contextual-spacing="false" fo:text-align="end" style:justify-single-word="false" fo:text-indent="0in" style:auto-text-indent="false" style:writing-mode="rl-tb"/>
      <style:text-properties fo:color="#000080" style:font-name="Tahoma" fo:font-family="Tahoma" style:font-family-generic="swiss" style:font-pitch="variable" style:font-name-complex="Tahoma" style:font-family-complex="Tahoma" style:font-family-generic-complex="swiss" style:font-pitch-complex="variable"/>
    </style:style>
    <style:style style:name="Collaborateur" style:family="paragraph" style:parent-style-name="Auteur"/>
    <style:style style:name="Palavraschaves" style:family="paragraph" style:parent-style-name="Mots_20_Cles"/>
    <style:style style:name="Resumo" style:family="paragraph" style:parent-style-name="Resume">
      <style:paragraph-properties fo:margin-top="0.1945in" fo:margin-bottom="0.1945in" loext:contextual-spacing="false"/>
      <style:text-properties fo:language="pt" fo:country="PT"/>
    </style:style>
    <style:style style:name="Parolechiavi" style:family="paragraph" style:parent-style-name="Mots_20_Cles">
      <style:text-properties fo:language="it" fo:country="IT"/>
    </style:style>
    <style:style style:name="Verbaclaves" style:family="paragraph" style:parent-style-name="Mots_20_Cles"/>
    <style:style style:name="Population" style:family="paragraph" style:parent-style-name="Geographie"/>
    <style:style style:name="accroche" style:family="paragraph" style:parent-style-name="Resume"/>
    <style:style style:name="encadre" style:family="paragraph" style:parent-style-name="Quotations">
      <loext:graphic-properties draw:fill="solid" draw:fill-color="#e0e0e0" draw:opacity="100%"/>
      <style:paragraph-properties fo:background-color="#e0e0e0"/>
    </style:style>
    <style:style style:name="auteur_20_traite" style:display-name="auteur traite" style:family="paragraph" style:parent-style-name="Auteur"/>
    <style:style style:name="oeuvre_20_traite" style:display-name="oeuvre traite" style:family="paragraph" style:parent-style-name="auteur_20_traite"/>
    <style:style style:name="resumeeu" style:family="paragraph" style:parent-style-name="Resume"/>
    <style:style style:name="personnescitees" style:family="paragraph" style:parent-style-name="Resume"/>
    <style:style style:name="ouvragesrecenses" style:family="paragraph" style:parent-style-name="Resume"/>
    <style:style style:name="motscleseu" style:family="paragraph" style:parent-style-name="Resume">
      <style:text-properties fo:language="eu" fo:country="ES"/>
    </style:style>
    <style:style style:name="organismes" style:family="paragraph" style:parent-style-name="Resume"/>
    <style:style style:name="periode" style:family="paragraph" style:parent-style-name="Resume"/>
    <style:style style:name="verbaclaves" style:family="paragraph" style:parent-style-name="Resume"/>
    <style:style style:name="motscleshu" style:family="paragraph" style:parent-style-name="motscleseu"/>
    <style:style style:name="resumehu" style:family="paragraph" style:parent-style-name="resumeeu">
      <style:text-properties fo:language="hu" fo:country="HU"/>
    </style:style>
    <style:style style:name="resumeit" style:family="paragraph" style:parent-style-name="resumehu">
      <style:text-properties fo:language="it" fo:country="IT"/>
    </style:style>
    <style:style style:name="resumela" style:family="paragraph" style:parent-style-name="resumeit">
      <style:text-properties fo:language="la" fo:country="VA"/>
    </style:style>
    <style:style style:name="motsclesar" style:family="paragraph" style:parent-style-name="resumear">
      <style:paragraph-properties fo:margin-left="0.3937in" fo:margin-right="0.3937in" fo:text-align="end" style:justify-single-word="false" fo:text-indent="0in" style:auto-text-indent="false"/>
    </style:style>
    <style:style style:name="Titulu_20__28_eu_29_" style:display-name="Titulu (eu)" style:family="paragraph" style:parent-style-name="Titres_20_traduits">
      <style:text-properties fo:language="eu" fo:country="ES"/>
    </style:style>
    <style:style style:name="Titulus_20__28_la_29_" style:display-name="Titulus (la)" style:family="paragraph" style:parent-style-name="Titres_20_traduits">
      <style:text-properties fo:language="la" fo:country="VA"/>
    </style:style>
    <style:style style:name="Titulo_20__28_pt_29_" style:display-name="Titulo (pt)" style:family="paragraph" style:parent-style-name="Titres_20_traduits">
      <style:text-properties fo:language="pt" fo:country="PT"/>
    </style:style>
    <style:style style:name="resumetr" style:family="paragraph" style:parent-style-name="Resumo">
      <style:text-properties fo:language="tr" fo:country="TR"/>
    </style:style>
    <style:style style:name="geographieen" style:family="paragraph" style:parent-style-name="Geographie"/>
    <style:style style:name="institutions" style:family="paragraph" style:parent-style-name="personnescitees"/>
    <style:style style:name="institutionsen" style:family="paragraph" style:parent-style-name="institutions">
      <style:text-properties fo:language="en" fo:country="US"/>
    </style:style>
    <style:style style:name="topics" style:family="paragraph" style:parent-style-name="Themes">
      <style:text-properties fo:language="en" fo:country="US"/>
    </style:style>
    <style:style style:name="oeuvretraite" style:family="paragraph" style:parent-style-name="auteur_20_traite"/>
    <style:style style:name="auteurtraite" style:family="paragraph" style:parent-style-name="Auteur"/>
    <style:style style:name="عنوان_20__28_ar_29_" style:display-name="عنوان (ar)" style:family="paragraph" style:parent-style-name="resumear">
      <style:paragraph-properties fo:margin-left="0.3937in" fo:margin-right="0.3937in" fo:text-align="end" style:justify-single-word="false" fo:text-indent="0in" style:auto-text-indent="false"/>
    </style:style>
    <style:style style:name="Rezume" style:family="paragraph" style:parent-style-name="Resume">
      <style:text-properties fo:language="hu" fo:country="HU"/>
    </style:style>
    <style:style style:name="cim_20__28_hu_29_" style:display-name="cim (hu)" style:family="paragraph" style:parent-style-name="Titres_20_traduits">
      <style:text-properties fo:language="hu" fo:country="HU"/>
    </style:style>
    <style:style style:name="titrear" style:family="paragraph" style:parent-style-name="resumear">
      <style:paragraph-properties fo:margin-left="0.3937in" fo:margin-right="0.3937in" fo:text-align="end" style:justify-single-word="false" fo:text-indent="0in" style:auto-text-indent="false"/>
    </style:style>
    <style:style style:name="motsclesjp" style:family="paragraph" style:parent-style-name="Resume"/>
    <style:style style:name="resumejp" style:family="paragraph" style:parent-style-name="Resume"/>
    <style:style style:name="motscleshe" style:family="paragraph" style:parent-style-name="Resume"/>
    <style:style style:name="resumehe" style:family="paragraph" style:parent-style-name="Resume"/>
    <style:style style:name="motsclesmk" style:family="paragraph" style:parent-style-name="Resume"/>
    <style:style style:name="resumemk" style:family="paragraph" style:parent-style-name="Resume"/>
    <style:style style:name="motsclesgr" style:family="paragraph" style:parent-style-name="Resume"/>
    <style:style style:name="resumegr" style:family="paragraph" style:parent-style-name="Resum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Police_20_par_20_défaut" style:display-name="Police par défaut" style:family="text"/>
    <style:style style:name="_20_Car_20_Car10" style:display-name=" Car Car10" style:family="text">
      <style:text-properties fo:font-size="16pt" style:font-size-asian="16pt" style:font-size-complex="14pt"/>
    </style:style>
    <style:style style:name="_20_Car_20_Car5" style:display-name=" Car Car5" style:family="text">
      <style:text-properties fo:font-size="16pt" style:font-size-asian="16pt" style:font-size-complex="12pt"/>
    </style:style>
    <style:style style:name="Description_20_Auteur_20_Car" style:display-name="Description Auteur Car" style:family="text">
      <style:text-properties fo:color="#000080" style:font-name="Courier New" fo:font-family="'Courier New'" style:font-family-generic="modern" style:font-name-complex="Courier New" style:font-family-complex="'Courier New'" style:font-family-generic-complex="modern" style:font-size-complex="12pt"/>
    </style:style>
    <style:style style:name="Auteur_20_Car" style:display-name="Auteur Car" style:family="text">
      <style:text-properties fo:color="#000080" style:font-name="Courier New" fo:font-family="'Courier New'" style:font-family-generic="modern" style:font-name-complex="Courier New" style:font-family-complex="'Courier New'" style:font-family-generic-complex="modern" style:font-size-complex="12pt"/>
    </style:style>
    <style:style style:name="_20_Car_20_Car" style:display-name=" Car Car" style:family="text"/>
    <style:style style:name="Citation_20_Car" style:display-name="Citation Car" style:family="text">
      <style:text-properties style:font-size-complex="12pt" style:font-style-complex="italic"/>
    </style:style>
    <style:style style:name="Date_20_publi_20_oeuvre_20_Car" style:display-name="Date publi oeuvre Car" style:family="text">
      <style:text-properties fo:color="#800080" style:font-name="Courier New" fo:font-family="'Courier New'" style:font-family-generic="modern" style:font-name-complex="Courier New" style:font-family-complex="'Courier New'" style:font-family-generic-complex="modern" style:font-size-complex="13pt"/>
    </style:style>
    <style:style style:name="Titre_20_oeuvre_20_Car" style:display-name="Titre oeuvre Car" style:family="text">
      <style:text-properties fo:color="#800080" style:font-name="Courier New" fo:font-family="'Courier New'" style:font-family-generic="modern" style:font-name-complex="Courier New" style:font-family-complex="'Courier New'" style:font-family-generic-complex="modern" style:font-size-complex="13pt"/>
    </style:style>
    <style:style style:name="Prefixe" style:family="text"/>
    <style:style style:name="Site" style:family="text">
      <style:text-properties style:font-name-complex="Times New Roman" style:font-family-complex="'Times New Roman'" style:font-family-generic-complex="roman" style:font-pitch-complex="variable"/>
    </style:style>
    <style:style style:name="Affiliation" style:family="text"/>
    <style:style style:name="Courriel" style:family="text"/>
    <style:style style:name="Fonction" style:family="text"/>
    <style:style style:name="Footnote_20_Symbol" style:display-name="Footnote Symbol" style:family="text">
      <style:text-properties style:text-position="super 58%"/>
    </style:style>
    <style:style style:name="Caractère_20_de_20_note_20_de_20_bas_20_de_20_page" style:display-name="Caractère de note de bas de page" style:family="text"/>
    <style:style style:name="Internet_20_link" style:display-name="Internet link" style:family="text">
      <style:text-properties fo:color="#0000ff" style:text-underline-style="solid" style:text-underline-width="auto" style:text-underline-color="font-color"/>
    </style:style>
    <style:style style:name="_20_Car_20_Car11" style:display-name=" Car Car11" style:family="text">
      <style:text-properties fo:font-size="18pt" style:font-size-asian="18pt" style:font-size-complex="16pt"/>
    </style:style>
    <style:style style:name="_20_Car_20_Car9" style:display-name=" Car Car9" style:family="text">
      <style:text-properties fo:font-size="16pt" style:font-size-asian="16pt" style:font-size-complex="13pt"/>
    </style:style>
    <style:style style:name="_20_Car_20_Car8" style:display-name=" Car Car8" style:family="text">
      <style:text-properties fo:font-size="16pt" style:font-size-asian="16pt" style:font-size-complex="14pt"/>
    </style:style>
    <style:style style:name="_20_Car_20_Car7" style:display-name=" Car Car7" style:family="text">
      <style:text-properties fo:font-size="16pt" style:font-size-asian="16pt" style:font-size-complex="13pt"/>
    </style:style>
    <style:style style:name="_20_Car_20_Car6" style:display-name=" Car Car6" style:family="text">
      <style:text-properties fo:font-size="16pt" style:font-size-asian="16pt" style:font-size-complex="11pt" style:font-weight-complex="bold"/>
    </style:style>
    <style:style style:name="_20_Car_20_Car4" style:display-name=" Car Car4" style:family="text">
      <style:text-properties fo:font-size="16pt" style:font-size-asian="16pt" style:font-size-complex="12pt" style:font-style-complex="italic"/>
    </style:style>
    <style:style style:name="_20_Car_20_Car3" style:display-name=" Car Car3" style:family="text">
      <style:text-properties fo:font-size="14pt" style:font-size-asian="14pt" style:font-name-complex="Arial" style:font-family-complex="Arial" style:font-family-generic-complex="swiss" style:font-pitch-complex="variable" style:font-size-complex="11pt" style:font-style-complex="italic"/>
    </style:style>
    <style:style style:name="_20_Car_20_Car2" style:display-name=" Car Car2" style:family="text">
      <style:text-properties fo:color="#000080" style:font-name="Courier New" fo:font-family="'Courier New'" style:font-family-generic="modern" fo:font-size="12pt" style:letter-kerning="true" style:font-size-asian="12pt" style:font-name-complex="Arial" style:font-family-complex="Arial" style:font-family-generic-complex="swiss" style:font-pitch-complex="variable" style:font-size-complex="12pt"/>
    </style:style>
    <style:style style:name="_20_Car_20_Car1" style:display-name=" Car Car1" style:family="text">
      <style:text-properties fo:color="#000080" style:font-name="Courier New" fo:font-family="'Courier New'" style:font-family-generic="modern" style:letter-kerning="true" style:font-name-complex="Arial" style:font-family-complex="Arial" style:font-family-generic-complex="swiss" style:font-pitch-complex="variabl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166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Juste Raimbault</meta:initial-creator>
    <meta:creation-date>2016-08-15T17:28:01</meta:creation-date>
    <dc:date>2019-03-30T19:19:21.788615000</dc:date>
    <meta:print-date>2004-06-04T17:55:00</meta:print-date>
    <meta:editing-cycles>118</meta:editing-cycles>
    <meta:editing-duration>PT6H12M24S</meta:editing-duration>
    <meta:generator>LibreOffice/5.4.6.2$MacOSX_X86_64 LibreOffice_project/4014ce260a04f1026ba855d3b8d91541c224eab8</meta:generator>
    <meta:document-statistic meta:table-count="0" meta:image-count="0" meta:object-count="0" meta:page-count="1" meta:paragraph-count="4" meta:word-count="98" meta:character-count="657" meta:non-whitespace-character-count="561"/>
    <meta:user-defined meta:name="Sign">ࠚ</meta:user-defined>
  </office:meta>
</office:document-meta>
</file>